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0104086CB8CB34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699cm, 8.549cm, 19.745cm, 3.69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5cm" svg:height="8.827cm" svg:x="0.1cm" svg:y="0.101cm">
          <draw:image xlink:href="Pictures/10000000000005E8000007E0A0104086CB8CB34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03T14:35:23.220282890</dc:date>
    <meta:editing-duration>PT3M30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